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084d" officeooo:paragraph-rsid="000b084d"/>
    </style:style>
    <style:style style:name="P2" style:family="paragraph" style:parent-style-name="Standard">
      <style:text-properties officeooo:rsid="000b084d" officeooo:paragraph-rsid="000c3498"/>
    </style:style>
    <style:style style:name="P3" style:family="paragraph" style:parent-style-name="Standard">
      <style:text-properties officeooo:rsid="000b084d" officeooo:paragraph-rsid="000da3c7"/>
    </style:style>
    <style:style style:name="P4" style:family="paragraph" style:parent-style-name="Standard">
      <style:text-properties officeooo:rsid="000da3c7" officeooo:paragraph-rsid="000da3c7"/>
    </style:style>
    <style:style style:name="P5" style:family="paragraph" style:parent-style-name="Standard">
      <style:text-properties officeooo:rsid="000ef4a0" officeooo:paragraph-rsid="000ef4a0"/>
    </style:style>
    <style:style style:name="P6" style:family="paragraph" style:parent-style-name="Standard">
      <style:text-properties officeooo:rsid="000da3c7" officeooo:paragraph-rsid="000da3c7"/>
    </style:style>
    <style:style style:name="T1" style:family="text">
      <style:text-properties officeooo:rsid="000c3498"/>
    </style:style>
    <style:style style:name="T2" style:family="text">
      <style:text-properties officeooo:rsid="000c439e"/>
    </style:style>
    <style:style style:name="T3" style:family="text">
      <style:text-properties officeooo:rsid="000ef4a0"/>
    </style:style>
    <style:style style:name="T4" style:family="text">
      <style:text-properties officeooo:rsid="000f37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Acteurs :</text:p>
      <text:p text:style-name="P1"/>
      <text:p text:style-name="P2">-Jean Tasseau : Homme, 32 ans, Menuisier confirmé qui aime voyager, il a besoin de pouvoir trouver du travail aux differents endroits où il se rend, pour des durées variables, avec WorkWithTheBest, Jean <text:span text:style-name="T1">renseigne les differentes localités où il serai prêt à aller travailler,</text:span></text:p>
      <text:p text:style-name="P2"/>
      <text:p text:style-name="P2">-<text:span text:style-name="T1">Comptables Sans Frontières : Cette organisation proposant des services comptables aux entreprises de la région, cherches un comptable à placer dans une entreprise pour deux mois, elle veut quelqu’un de compétent, elle peut chercher parmis les profiles comptables de WorkWithTheBest disponibles dans sa région, les comptables les mieux notés par les autres employeurs.</text:span> </text:p>
      <text:p text:style-name="P2"/>
      <text:p text:style-name="P3">-<text:span text:style-name="T2">Jeanne Jeannette : Femme, 26 ans, Jeune diplomée de master un économie sociale et solidaire, cherches un poste à la hauteur de ses talents, elle poste donc une offre en renseignant les lieux où elle voudrais travailler, elle pourras ensuite consulter les notes de entreprises qui la contacteront, afin de faire le meilleur choix possible.</text:span></text:p>
      <text:p text:style-name="P3"/>
      <text:p text:style-name="P4">Gerald Geranium : Homme, 23ans, Jeune électricien, travaille pour une entreprise extraordinaire avec un salaire et des avantages plus que convenables, il souhaite faire valloir à quel point son entreprise est exceptionnelle et peut donc lui attribuer une bonne note dans les diverses catégories (salaire, ambiance de travail, qualité du management et prise en compte du travailleur), cela implique bien sûr que son entreprise ait un compte sur WorkWithTheBest et reconnaisse le lien salarié =&gt; employeur qui les réunis.</text:p>
      <text:p text:style-name="P3"/>
      <text:p text:style-name="P4">Les Maçonneries D<text:span text:style-name="T3">eLaBrouette : Maçonnerie, se sers souvent de WorkWithTheBest pour combler ses besoins en main d’oeuvre, elle est très bien notée par les differentes personnes qui y ont travaillé et a pour habitude de bien les notés car satisfait de leur travaux, Cette fois-ci ça c’est mal passé, La Maçonnerie peut donc laisser une mauvaise note sur le profil du travailleur conçerné (ponctualité, comportement, qualité du travail et prise de conscience des attentes de l’entreprise).</text:span></text:p>
      <text:p text:style-name="P4"/>
      <text:p text:style-name="P5">Pappeterie LesPetitsPapiers : Entreprise de taille moyenne, a embauché Jade Piston il y a deux ans, à l’occasion d’un évennement récurrent. Ces deux acteurs s’étant bien notés et ayant acceptés de se linker, l’entreprise peut voir que cette année, <text:span text:style-name="T4">Jade seras disponible à la même période et peut donc lui proposer de revenir travailler pour e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5:27:52.634051482</meta:creation-date>
    <dc:date>2019-06-23T18:14:45.096293851</dc:date>
    <meta:editing-duration>PT5M42S</meta:editing-duration>
    <meta:editing-cycles>2</meta:editing-cycles>
    <meta:generator>LibreOffice/6.0.7.3$Linux_X86_64 LibreOffice_project/00m0$Build-3</meta:generator>
    <meta:document-statistic meta:table-count="0" meta:image-count="0" meta:object-count="0" meta:page-count="1" meta:paragraph-count="7" meta:word-count="366" meta:character-count="2346" meta:non-whitespace-character-count="1986"/>
  </office:meta>
</office:document-meta>
</file>